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25.9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08cm" svg:height="11.112cm" svg:x="1.754cm" svg:y="2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09cm" svg:height="11.111cm" svg:x="6.672cm" svg:y="2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07cm" svg:height="11.111cm" svg:x="11.593cm" svg:y="2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08cm" svg:height="11.111cm" svg:x="16.513cm" svg:y="2.8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08cm" svg:height="11.112cm" svg:x="21.431cm" svg:y="2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08cm" svg:height="2.118cm" svg:x="1.754cm" svg:y="3.1cm">
          <text:p text:style-name="P2"><text:span text:style-name="T1">No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62cm" svg:height="2.118cm" svg:x="6.719cm" svg:y="3.1cm">
          <text:p text:style-name="P2"><text:span text:style-name="T2">diskimage</text:span><text:span text:style-name="T2"><text:line-break/></text:span><text:span text:style-name="T2">-bui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07cm" svg:height="2.118cm" svg:x="11.591cm" svg:y="3.1cm">
          <text:p text:style-name="P2"><text:span text:style-name="T2">os-config</text:span><text:span text:style-name="T2"><text:line-break/></text:span><text:span text:style-name="T2">-appli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763cm" svg:height="2.118cm" svg:x="16.558cm" svg:y="3.1cm">
          <text:p text:style-name="P2"><text:span text:style-name="T2">os-config</text:span><text:span text:style-name="T2"><text:line-break/></text:span><text:span text:style-name="T2">-refre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715cm" svg:height="2.118cm" svg:x="21.524cm" svg:y="3.1cm">
          <text:p text:style-name="P3"><text:span text:style-name="T1">He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.727cm" svg:height="1.587cm" svg:x="1.754cm" svg:y="5.738cm">
          <text:p text:style-name="P3"><text:span text:style-name="T1">Ma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8.567cm" svg:height="2.118cm" svg:x="6.672cm" svg:y="6.444cm">
          <text:p text:style-name="P3"><text:span text:style-name="T1">Juj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26.43cm" svg:height="1.392cm" svg:x="1.002cm" svg:y="1.466cm">
          <draw:text-box>
            <text:p text:style-name="P5"><text:span text:style-name="T3">Provisioning <text:s text:c="3"/>Software <text:s text:c="2"/>Configuration <text:s text:c="5"/>State <text:s text:c="5"/>Orchestration</text:span></text:p>
          </draw:text-box>
        </draw:frame>
        <draw:custom-shape draw:style-name="gr3" draw:text-style-name="P4" draw:layer="layout" svg:width="8.728cm" svg:height="1.587cm" svg:x="1.753cm" svg:y="8.862cm">
          <text:p text:style-name="P3"><text:span text:style-name="T1">Crow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761cm" svg:height="1.587cm" svg:x="21.431cm" svg:y="8.862cm">
          <text:p text:style-name="P3"><text:span text:style-name="T1">Crowb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0.95cm" svg:height="1.524cm" svg:x="10.481cm" svg:y="8.937cm">
          <text:p text:style-name="P3"><text:span text:style-name="T1">~~~ Chef ~~~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3.648cm" svg:height="2.119cm" svg:x="6.621cm" svg:y="10.812cm">
          <text:p text:style-name="P3"><text:span text:style-name="T1">Stand-alone Chef, Puppet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vananda Veen</meta:initial-creator>
    <meta:creation-date>2013-03-13T14:39:48</meta:creation-date>
    <dc:date>2013-03-13T14:41:07</dc:date>
    <dc:creator>Devananda Veen</dc:creator>
    <meta:editing-duration>P0D</meta:editing-duration>
    <meta:editing-cycles>1</meta:editing-cycles>
    <meta:document-statistic meta:object-count="40"/>
    <meta:generator>LibreOffice/3.5$Linux_X86_64 LibreOffice_project/350m1$Build-2</meta:generator>
  </office:meta>
</office:document-meta>
</file>